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6.35cm" style:rel-column-width="24478*"/>
    </style:style>
    <style:style style:name="Tabelle1.B" style:family="table-column">
      <style:table-column-properties style:column-width="5.846cm" style:rel-column-width="22534*"/>
    </style:style>
    <style:style style:name="Tabelle1.C" style:family="table-column">
      <style:table-column-properties style:column-width="4.805cm" style:rel-column-width="18523*"/>
    </style:style>
    <style:style style:name="Tabelle1.A1" style:family="table-cell">
      <style:table-cell-properties fo:padding="0.097cm" fo:border="none"/>
    </style:style>
    <style:style style:name="Tabelle2" style:family="table">
      <style:table-properties style:width="18.833cm" fo:margin-left="-1.833cm" table:align="left"/>
    </style:style>
    <style:style style:name="Tabelle2.A" style:family="table-column">
      <style:table-column-properties style:column-width="3.078cm"/>
    </style:style>
    <style:style style:name="Tabelle2.B" style:family="table-column">
      <style:table-column-properties style:column-width="0.656cm"/>
    </style:style>
    <style:style style:name="Tabelle2.C" style:family="table-column">
      <style:table-column-properties style:column-width="1.025cm"/>
    </style:style>
    <style:style style:name="Tabelle2.D" style:family="table-column">
      <style:table-column-properties style:column-width="1.002cm"/>
    </style:style>
    <style:style style:name="Tabelle2.I" style:family="table-column">
      <style:table-column-properties style:column-width="1.027cm"/>
    </style:style>
    <style:style style:name="Tabelle2.O" style:family="table-column">
      <style:table-column-properties style:column-width="1.023cm"/>
    </style:style>
    <style:style style:name="Tabelle2.P" style:family="table-column">
      <style:table-column-properties style:column-width="1.004cm"/>
    </style:style>
    <style:style style:name="Tabelle2.A1" style:family="table-cell">
      <style:table-cell-properties fo:padding="0.097cm" fo:border-left="0.05pt solid #000000" fo:border-right="none" fo:border-top="0.05pt solid #000000" fo:border-bottom="0.05pt solid #000000"/>
    </style:style>
    <style:style style:name="Tabelle2.Q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Q2" style:family="table-cell">
      <style:table-cell-properties fo:padding="0.097cm" fo:border-left="0.05pt solid #000000" fo:border-right="0.05pt solid #000000" fo:border-top="none" fo:border-bottom="0.05pt solid #000000"/>
    </style:style>
    <style:style style:name="Tabelle3" style:family="table">
      <style:table-properties style:width="18.833cm" fo:margin-left="-1.833cm" table:align="left"/>
    </style:style>
    <style:style style:name="Tabelle3.A" style:family="table-column">
      <style:table-column-properties style:column-width="3.078cm"/>
    </style:style>
    <style:style style:name="Tabelle3.B" style:family="table-column">
      <style:table-column-properties style:column-width="0.656cm"/>
    </style:style>
    <style:style style:name="Tabelle3.C" style:family="table-column">
      <style:table-column-properties style:column-width="1.025cm"/>
    </style:style>
    <style:style style:name="Tabelle3.D" style:family="table-column">
      <style:table-column-properties style:column-width="1.002cm"/>
    </style:style>
    <style:style style:name="Tabelle3.I" style:family="table-column">
      <style:table-column-properties style:column-width="1.027cm"/>
    </style:style>
    <style:style style:name="Tabelle3.O" style:family="table-column">
      <style:table-column-properties style:column-width="1.023cm"/>
    </style:style>
    <style:style style:name="Tabelle3.P" style:family="table-column">
      <style:table-column-properties style:column-width="1.004cm"/>
    </style:style>
    <style:style style:name="Tabelle3.A1" style:family="table-cell">
      <style:table-cell-properties fo:padding="0.097cm" fo:border-left="0.05pt solid #000000" fo:border-right="none" fo:border-top="0.05pt solid #000000" fo:border-bottom="0.05pt solid #000000"/>
    </style:style>
    <style:style style:name="Tabelle3.Q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Q2" style:family="table-cell">
      <style:table-cell-properties fo:padding="0.097cm" fo:border-left="0.05pt solid #000000" fo:border-right="0.05pt solid #000000" fo:border-top="none" fo:border-bottom="0.05pt solid #000000"/>
    </style:style>
    <style:style style:name="Tabelle4" style:family="table">
      <style:table-properties style:width="18.833cm" fo:margin-left="-1.833cm" table:align="left"/>
    </style:style>
    <style:style style:name="Tabelle4.A" style:family="table-column">
      <style:table-column-properties style:column-width="3.078cm"/>
    </style:style>
    <style:style style:name="Tabelle4.B" style:family="table-column">
      <style:table-column-properties style:column-width="0.656cm"/>
    </style:style>
    <style:style style:name="Tabelle4.C" style:family="table-column">
      <style:table-column-properties style:column-width="1.025cm"/>
    </style:style>
    <style:style style:name="Tabelle4.D" style:family="table-column">
      <style:table-column-properties style:column-width="1.002cm"/>
    </style:style>
    <style:style style:name="Tabelle4.I" style:family="table-column">
      <style:table-column-properties style:column-width="1.027cm"/>
    </style:style>
    <style:style style:name="Tabelle4.O" style:family="table-column">
      <style:table-column-properties style:column-width="1.023cm"/>
    </style:style>
    <style:style style:name="Tabelle4.P" style:family="table-column">
      <style:table-column-properties style:column-width="1.004cm"/>
    </style:style>
    <style:style style:name="Tabelle4.A1" style:family="table-cell">
      <style:table-cell-properties fo:padding="0.097cm" fo:border-left="0.05pt solid #000000" fo:border-right="none" fo:border-top="0.05pt solid #000000" fo:border-bottom="0.05pt solid #000000"/>
    </style:style>
    <style:style style:name="Tabelle4.Q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Q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text-properties fo:font-weight="bold" style:font-weight-asian="bold" style:font-weight-complex="bold"/>
    </style:style>
    <style:style style:name="P4" style:family="paragraph" style:parent-style-name="Table_20_Contents">
      <style:paragraph-properties fo:text-align="start" style:justify-single-word="false"/>
      <style:text-properties fo:font-weight="bold" style:font-weight-asian="bold" style:font-weight-complex="bold"/>
    </style:style>
    <style:style style:name="P5" style:family="paragraph" style:parent-style-name="Table_20_Contents">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justify" style:justify-single-word="false"/>
    </style:style>
    <style:style style:name="P8" style:family="paragraph" style:parent-style-name="Standard" style:list-style-name="L16">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underline-style="solid" style:text-underline-width="auto" style:text-underline-color="font-color" fo:font-weight="normal" officeooo:paragraph-rsid="001934ac" style:font-weight-asian="normal" style:font-weight-complex="normal"/>
    </style:style>
    <style:style style:name="P10" style:family="paragraph" style:parent-style-name="Standard" style:list-style-name="L17">
      <style:paragraph-properties fo:text-align="justify" style:justify-single-word="false"/>
    </style:style>
    <style:style style:name="P11" style:family="paragraph" style:parent-style-name="Standard" style:list-style-name="L18">
      <style:paragraph-properties fo:text-align="justify" style:justify-single-word="false"/>
    </style:style>
    <style:style style:name="P12" style:family="paragraph" style:parent-style-name="Standard">
      <style:text-properties officeooo:paragraph-rsid="001934ac"/>
    </style:style>
    <style:style style:name="P1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934ac"/>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Line_20_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7012846401664609" text:style-name="L16">
        <text:list-item>
          <text:p text:style-name="P8"><draw:line text:anchor-type="paragraph" draw:z-index="3" draw:style-name="gr1" draw:text-style-name="P13" svg:x1="4.147cm" svg:y1="0.245cm" svg:x2="12.878cm" svg:y2="1.808cm"><text:p/></draw:line>Basismethoden</text:p>
        </text:list-item>
      </text:list>
      <text:p text:style-name="P1"><draw:line text:anchor-type="paragraph" draw:z-index="0" draw:style-name="gr1" draw:text-style-name="P13" svg:x1="1.646cm" svg:y1="0.095cm" svg:x2="2.103cm" svg:y2="1.321cm"><text:p/></draw:line><draw:line text:anchor-type="paragraph" draw:z-index="1" draw:style-name="gr1" draw:text-style-name="P13" svg:x1="2.872cm" svg:y1="0.143cm" svg:x2="7.178cm" svg:y2="1.321cm"><text:p/></draw:line></text:p>
      <text:p text:style-name="P1"/>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P4">Methoden zur Projektplanung</text:p>
            <text:p text:style-name="P6">→ ermöglichen eine Übersicht über sachliche, zeitliche und personelle Zusammenhänge eines Projekts.</text:p>
            <text:p text:style-name="P6"/>
            <text:p text:style-name="P6">→ Netzplantechnik</text:p>
          </table:table-cell>
          <table:table-cell table:style-name="Tabelle1.A1" office:value-type="string">
            <text:p text:style-name="P4">Entwurfsmethoden</text:p>
            <text:p text:style-name="P5">→ ermöglichen eine genaue Analyse und eine exakte Planung während der Entwurfsphase eines Anwendungssystems (SW)</text:p>
            <text:p text:style-name="P5"/>
            <text:p text:style-name="P5">→ Bausteintechnik</text:p>
            <text:p text:style-name="P5">→ Entscheidungstabelle</text:p>
            <text:p text:style-name="P5">→ Datenflußplan</text:p>
            <text:p text:style-name="P5">→ Programmablaufplan</text:p>
            <text:p text:style-name="P5">→ Petrinetztechnik</text:p>
            <text:p text:style-name="P5">→ Baumdiagrammnetztechnik</text:p>
          </table:table-cell>
          <table:table-cell table:style-name="Tabelle1.A1" office:value-type="string">
            <text:p text:style-name="P4">Prüfmethoden</text:p>
            <text:p text:style-name="P5">→ dienen der laufenden Überprüfung von Arbeitsergebnissen.</text:p>
            <text:p text:style-name="P5"/>
            <text:p text:style-name="P5">→ Walk-Trough-Methode</text:p>
            <text:p text:style-name="P5">→ Inspektionsmethode</text:p>
            <text:p text:style-name="P5">→ Audit</text:p>
          </table:table-cell>
        </table:table-row>
      </table:table>
      <text:p text:style-name="P1"><draw:line text:anchor-type="paragraph" draw:z-index="2" draw:style-name="gr2" draw:text-style-name="P13" svg:x1="4.172cm" svg:y1="2.831cm" svg:x2="4.05cm" svg:y2="2.831cm"><text:p/></draw:line></text:p>
      <text:p text:style-name="P1">Programmablaufplan PAP</text:p>
      <text:p text:style-name="P1"/>
      <text:list xml:id="list8643009001070485791" text:style-name="L17">
        <text:list-item>
          <text:p text:style-name="P10">Ein Programmablaufplan wird auch Ablaufdiagramm, Flussdiagramm oder Blockdiagramm genannt</text:p>
        </text:list-item>
        <text:list-item>
          <text:p text:style-name="P10">Genorrat ist er Begriff Programmablaufplan</text:p>
        </text:list-item>
      </text:list>
      <text:p text:style-name="P1"/>
      <text:p text:style-name="P1"/>
      <text:p text:style-name="P2">Regeln beim erstellen eines PAP's:</text:p>
      <text:p text:style-name="P1"/>
      <text:list xml:id="list7555233936542904640" text:style-name="L18">
        <text:list-item>
          <text:p text:style-name="P11">Programmablaufpläne werden meist in mehreren Stufen erstellt (großer PAP → weitere Verfeinerungen , bis alle Befehle aufgeführt sind)</text:p>
        </text:list-item>
        <text:list-item>
          <text:p text:style-name="P11">Der PAP ist so aufzubauen, dass er von oben nach unten gelesen werden kann</text:p>
        </text:list-item>
        <text:list-item>
          <text:p text:style-name="P11">In die Symbole sollten knappe, aussagekrätige Texte eingesetzt werden</text:p>
        </text:list-item>
        <text:list-item>
          <text:p text:style-name="P11">Der Bearbeitungsanfang und das -ende sind durch das Symbol der Grenzstelle zu kennzeichnen</text:p>
        </text:list-item>
        <text:list-item>
          <text:p text:style-name="P11">Wenn der PAP zu komplex wird, sollten Konnektoren (Verbinder) eingesetzt werden oder der PAP ist auf einzelne PAP's aufzuteilen</text:p>
        </text:list-item>
        <text:list-item>
          <text:p text:style-name="P11">Darstellung so einfach wie möglich und so komplex wie nötig</text:p>
        </text:list-item>
      </text:list>
      <text:p text:style-name="P1"/>
      <text:p text:style-name="P1"><draw:custom-shape text:anchor-type="paragraph" draw:z-index="11" draw:style-name="gr3" draw:text-style-name="P13" svg:width="3.777cm" svg:height="1.923cm" svg:x="10.522cm" svg:y="5.126cm"><text:p text:style-name="P13">Spannungsunter-</text:p><text:p text:style-name="P13">brechung beheben</text:p><draw:enhanced-geometry svg:viewBox="0 0 21600 21600" draw:type="rectangle" draw:enhanced-path="M 0 0 L 21600 0 21600 21600 0 21600 0 0 Z N"/></draw:custom-shape><draw:line text:anchor-type="paragraph" draw:z-index="9" draw:style-name="gr4" draw:text-style-name="P13" svg:x1="9.509cm" svg:y1="6.064cm" svg:x2="10.472cm" svg:y2="6.068cm"><text:p/></draw:line><draw:custom-shape text:anchor-type="paragraph" draw:z-index="8" draw:style-name="gr3" svg:width="4.089cm" svg:height="1.541cm" svg:x="5.42cm" svg:y="5.343cm"><text:p>Spannung</text:p><text:p>vorhande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 draw:style-name="gr4" draw:text-style-name="P13" svg:x1="7.489cm" svg:y1="4.475cm" svg:x2="7.489cm" svg:y2="5.293cm"><text:p/></draw:line><draw:custom-shape text:anchor-type="paragraph" draw:z-index="6" draw:style-name="gr3" draw:text-style-name="P13" svg:width="3.777cm" svg:height="1.923cm" svg:x="5.517cm" svg:y="2.552cm"><text:p text:style-name="P13">Elektrische</text:p><text:p text:style-name="P13">Spannungsversorgung</text:p><text:p text:style-name="P13">prüfen</text:p><draw:enhanced-geometry svg:viewBox="0 0 21600 21600" draw:type="rectangle" draw:enhanced-path="M 0 0 L 21600 0 21600 21600 0 21600 0 0 Z N"/></draw:custom-shape><draw:line text:anchor-type="paragraph" draw:z-index="5" draw:style-name="gr4" draw:text-style-name="P13" svg:x1="7.467cm" svg:y1="1.782cm" svg:x2="7.467cm" svg:y2="2.6cm"><text:p/></draw:line><draw:custom-shape text:anchor-type="paragraph" draw:z-index="4" draw:style-name="gr3" svg:width="3.391cm" svg:height="1.756cm" svg:x="5.759cm" svg:y="0.026cm"><text:p text:style-name="P13">Star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
      <text:p text:style-name="P1"/>
      <text:p text:style-name="P1"/>
      <text:p text:style-name="P1"/>
      <text:p text:style-name="P1"><draw:line text:anchor-type="paragraph" draw:z-index="12" draw:style-name="gr1" draw:text-style-name="P13" svg:x1="12.397cm" svg:y1="0.744cm" svg:x2="12.397cm" svg:y2="0.238cm"><text:p/></draw:line><draw:line text:anchor-type="paragraph" draw:z-index="13" draw:style-name="gr4" draw:text-style-name="P13" svg:x1="12.396cm" svg:y1="0.249cm" svg:x2="7.489cm" svg:y2="0.233cm"><text:p/></draw:line></text:p>
      <text:p text:style-name="P1"/>
      <text:p text:style-name="P1"><draw:frame text:anchor-type="paragraph" draw:z-index="10" draw:style-name="gr5" svg:width="0.892cm" svg:height="0.572cm" svg:x="9.294cm" svg:y="0.141cm"><draw:text-box><text:p>nein</text:p></draw:text-box></draw:frame></text:p>
      <text:p text:style-name="P1"/>
      <text:p text:style-name="P1"><text:soft-page-break/></text:p>
      <text:p text:style-name="P1"><draw:line text:anchor-type="paragraph" draw:z-index="23" draw:style-name="gr7" draw:text-style-name="P13" svg:x1="7.467cm" svg:y1="0.067cm" svg:x2="7.49cm" svg:y2="3.074cm"><text:p/></draw:line></text:p>
      <text:p text:style-name="P1"><draw:frame text:anchor-type="paragraph" draw:z-index="14" draw:style-name="gr6" svg:width="1.636cm" svg:height="0.842cm" svg:x="7.706cm" svg:y="0.201cm"><draw:text-box><text:p>ja</text:p></draw:text-box></draw:frame></text:p>
      <text:p text:style-name="P1"><draw:line text:anchor-type="paragraph" draw:z-index="22" draw:style-name="gr4" draw:text-style-name="P13" svg:x1="12.396cm" svg:y1="2.858cm" svg:x2="7.489cm" svg:y2="2.842cm"><text:p/></draw:line><draw:line text:anchor-type="paragraph" draw:z-index="21" draw:style-name="gr1" draw:text-style-name="P13" svg:x1="12.397cm" svg:y1="3.353cm" svg:x2="12.397cm" svg:y2="2.847cm"><text:p/></draw:line><draw:custom-shape text:anchor-type="paragraph" draw:z-index="20" draw:style-name="gr3" draw:text-style-name="P13" svg:width="3.777cm" svg:height="1.923cm" svg:x="10.522cm" svg:y="3.353cm"><text:p text:style-name="P13">Netzkabel</text:p><text:p text:style-name="P13">reparieren/austauschen</text:p><draw:enhanced-geometry svg:viewBox="0 0 21600 21600" draw:type="rectangle" draw:enhanced-path="M 0 0 L 21600 0 21600 21600 0 21600 0 0 Z N"/></draw:custom-shape><draw:line text:anchor-type="paragraph" draw:z-index="19" draw:style-name="gr4" draw:text-style-name="P13" svg:x1="7.467cm" svg:y1="-1.933cm" svg:x2="7.467cm" svg:y2="0.708cm"><text:p/></draw:line><draw:line text:anchor-type="paragraph" draw:z-index="18" draw:style-name="gr4" draw:text-style-name="P13" svg:x1="9.509cm" svg:y1="4.163cm" svg:x2="10.472cm" svg:y2="4.167cm"><text:p/></draw:line><draw:custom-shape text:anchor-type="paragraph" draw:z-index="17" draw:style-name="gr3" svg:width="4.089cm" svg:height="1.541cm" svg:x="5.42cm" svg:y="3.371cm"><text:p text:style-name="P13">Netzstecker</text:p><text:p text:style-name="P13">fehlerhaft?</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6" draw:style-name="gr4" draw:text-style-name="P13" svg:x1="7.489cm" svg:y1="2.63cm" svg:x2="7.489cm" svg:y2="3.362cm"><text:p/></draw:line><draw:custom-shape text:anchor-type="paragraph" draw:z-index="15" draw:style-name="gr3" draw:text-style-name="P13" svg:width="3.777cm" svg:height="1.923cm" svg:x="5.687cm" svg:y="0.707cm"><text:p text:style-name="P13">Netzstecker prüfe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Struktogramm (auch Nassi – Shneidermann – Diagramm)</text:h>
      <text:p text:style-name="Text_20_body"/>
      <text:p text:style-name="Text_20_body">Ein Struktogramm ist die grafische Darstellung eines Programmablaufplans in Form eines geschlossenen Blockes, der entsprechend den einzelnen logischen Grundstrukturen in verschiedene untergeordnete Blöcke aufgeteilt werden kann.</text:p>
      <text:p text:style-name="Text_20_body">→ Struktogramme werden von oben nach unten betrachtet (top down)</text:p>
      <text:p text:style-name="Text_20_body">→ Struktogramme sind unabhängig von der Programmiersprache</text:p>
      <text:p text:style-name="Text_20_body">→ Basissymbole sind nach DIN 66261 definiert</text:p>
      <text:p text:style-name="P1"><draw:line text:anchor-type="paragraph" draw:z-index="40" draw:style-name="gr1" draw:text-style-name="P13" svg:x1="-0.808cm" svg:y1="0.168cm" svg:x2="17.616cm" svg:y2="0.168cm"><text:p/></draw:line></text:p>
      <text:p text:style-name="P1">Internet Shop</text:p>
      <text:p text:style-name="P1"/>
      <table:table table:name="Tabelle2" table:style-name="Tabelle2">
        <table:table-column table:style-name="Tabelle2.A"/>
        <table:table-column table:style-name="Tabelle2.B"/>
        <table:table-column table:style-name="Tabelle2.C"/>
        <table:table-column table:style-name="Tabelle2.D" table:number-columns-repeated="5"/>
        <table:table-column table:style-name="Tabelle2.I"/>
        <table:table-column table:style-name="Tabelle2.D" table:number-columns-repeated="5"/>
        <table:table-column table:style-name="Tabelle2.O"/>
        <table:table-column table:style-name="Tabelle2.P"/>
        <table:table-column table:style-name="Tabelle2.D"/>
        <table:table-row>
          <table:table-cell table:style-name="Tabelle2.A1" office:value-type="string">
            <text:p text:style-name="P7">Auslandskunde</text:p>
          </table:table-cell>
          <table:table-cell table:style-name="Tabelle2.A1" office:value-type="string">
            <text:p text:style-name="P7">j</text:p>
          </table:table-cell>
          <table:table-cell table:style-name="Tabelle2.A1" office:value-type="string">
            <text:p text:style-name="P7">j</text:p>
          </table:table-cell>
          <table:table-cell table:style-name="Tabelle2.A1" office:value-type="string">
            <text:p text:style-name="P7">j</text:p>
          </table:table-cell>
          <table:table-cell table:style-name="Tabelle2.A1" office:value-type="string">
            <text:p text:style-name="P7">j</text:p>
          </table:table-cell>
          <table:table-cell table:style-name="Tabelle2.A1" office:value-type="string">
            <text:p text:style-name="P7">j</text:p>
          </table:table-cell>
          <table:table-cell table:style-name="Tabelle2.A1" office:value-type="string">
            <text:p text:style-name="P7">j</text:p>
          </table:table-cell>
          <table:table-cell table:style-name="Tabelle2.A1" office:value-type="string">
            <text:p text:style-name="P7">j</text:p>
          </table:table-cell>
          <table:table-cell table:style-name="Tabelle2.A1" office:value-type="string">
            <text:p text:style-name="P7">j</text:p>
          </table:table-cell>
          <table:table-cell table:style-name="Tabelle2.A1" office:value-type="string">
            <text:p text:style-name="P7">n</text:p>
          </table:table-cell>
          <table:table-cell table:style-name="Tabelle2.A1" office:value-type="string">
            <text:p text:style-name="P7">n</text:p>
          </table:table-cell>
          <table:table-cell table:style-name="Tabelle2.A1" office:value-type="string">
            <text:p text:style-name="P7">n</text:p>
          </table:table-cell>
          <table:table-cell table:style-name="Tabelle2.A1" office:value-type="string">
            <text:p text:style-name="P7">n</text:p>
          </table:table-cell>
          <table:table-cell table:style-name="Tabelle2.A1" office:value-type="string">
            <text:p text:style-name="P7">n</text:p>
          </table:table-cell>
          <table:table-cell table:style-name="Tabelle2.A1" office:value-type="string">
            <text:p text:style-name="P7">n</text:p>
          </table:table-cell>
          <table:table-cell table:style-name="Tabelle2.A1" office:value-type="string">
            <text:p text:style-name="P7">n</text:p>
          </table:table-cell>
          <table:table-cell table:style-name="Tabelle2.Q1" office:value-type="string">
            <text:p text:style-name="P7">n</text:p>
          </table:table-cell>
        </table:table-row>
        <table:table-row>
          <table:table-cell table:style-name="Tabelle2.A2" office:value-type="string">
            <text:p text:style-name="P7">Stammkunde</text:p>
          </table:table-cell>
          <table:table-cell table:style-name="Tabelle2.A2" office:value-type="string">
            <text:p text:style-name="P7">j</text:p>
          </table:table-cell>
          <table:table-cell table:style-name="Tabelle2.A2" office:value-type="string">
            <text:p text:style-name="P7">j</text:p>
          </table:table-cell>
          <table:table-cell table:style-name="Tabelle2.A2" office:value-type="string">
            <text:p text:style-name="P7">j</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n</text:p>
          </table:table-cell>
          <table:table-cell table:style-name="Tabelle2.A2" office:value-type="string">
            <text:p text:style-name="P7">n</text:p>
          </table:table-cell>
          <table:table-cell table:style-name="Tabelle2.A2" office:value-type="string">
            <text:p text:style-name="P7">n</text:p>
          </table:table-cell>
          <table:table-cell table:style-name="Tabelle2.A2" office:value-type="string">
            <text:p text:style-name="P7">j</text:p>
          </table:table-cell>
          <table:table-cell table:style-name="Tabelle2.A2" office:value-type="string">
            <text:p text:style-name="P7">j</text:p>
          </table:table-cell>
          <table:table-cell table:style-name="Tabelle2.A2" office:value-type="string">
            <text:p text:style-name="P7">j</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n</text:p>
          </table:table-cell>
          <table:table-cell table:style-name="Tabelle2.A2" office:value-type="string">
            <text:p text:style-name="P7">n</text:p>
          </table:table-cell>
          <table:table-cell table:style-name="Tabelle2.Q2" office:value-type="string">
            <text:p text:style-name="P7">n</text:p>
          </table:table-cell>
        </table:table-row>
        <table:table-row>
          <table:table-cell table:style-name="Tabelle2.A2" office:value-type="string">
            <text:p text:style-name="P7">Betrag bis 25 €</text:p>
          </table:table-cell>
          <table:table-cell table:style-name="Tabelle2.A2" office:value-type="string">
            <text:p text:style-name="P7">j</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n</text:p>
          </table:table-cell>
          <table:table-cell table:style-name="Tabelle2.A2" office:value-type="string">
            <text:p text:style-name="P7">j</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n</text:p>
          </table:table-cell>
          <table:table-cell table:style-name="Tabelle2.A2" office:value-type="string">
            <text:p text:style-name="P7">j</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n</text:p>
          </table:table-cell>
          <table:table-cell table:style-name="Tabelle2.A2" office:value-type="string">
            <text:p text:style-name="P7">j</text:p>
          </table:table-cell>
          <table:table-cell table:style-name="Tabelle2.A2" office:value-type="string">
            <text:p text:style-name="P7">j</text:p>
          </table:table-cell>
          <table:table-cell table:style-name="Tabelle2.A2" office:value-type="string">
            <text:p text:style-name="P7">n</text:p>
          </table:table-cell>
          <table:table-cell table:style-name="Tabelle2.Q2" office:value-type="string">
            <text:p text:style-name="P7">n</text:p>
          </table:table-cell>
        </table:table-row>
        <table:table-row>
          <table:table-cell table:style-name="Tabelle2.A2" office:value-type="string">
            <text:p text:style-name="P7">Kreditkarte ok</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j</text:p>
          </table:table-cell>
          <table:table-cell table:style-name="Tabelle2.A2" office:value-type="string">
            <text:p text:style-name="P7">n</text:p>
          </table:table-cell>
          <table:table-cell table:style-name="Tabelle2.A2" office:value-type="string">
            <text:p text:style-name="P7">j</text:p>
          </table:table-cell>
          <table:table-cell table:style-name="Tabelle2.Q2" office:value-type="string">
            <text:p text:style-name="P7">n</text:p>
          </table:table-cell>
        </table:table-row>
      </table:table>
      <text:p text:style-name="P1"/>
      <text:p text:style-name="P1"/>
      <table:table table:name="Tabelle3" table:style-name="Tabelle3">
        <table:table-column table:style-name="Tabelle3.A"/>
        <table:table-column table:style-name="Tabelle3.B"/>
        <table:table-column table:style-name="Tabelle3.C"/>
        <table:table-column table:style-name="Tabelle3.D" table:number-columns-repeated="5"/>
        <table:table-column table:style-name="Tabelle3.I"/>
        <table:table-column table:style-name="Tabelle3.D" table:number-columns-repeated="5"/>
        <table:table-column table:style-name="Tabelle3.O"/>
        <table:table-column table:style-name="Tabelle3.P"/>
        <table:table-column table:style-name="Tabelle3.D"/>
        <table:table-row>
          <table:table-cell table:style-name="Tabelle3.A1" office:value-type="string">
            <text:p text:style-name="P7">Lastschrift</text:p>
          </table:table-cell>
          <table:table-cell table:style-name="Tabelle3.A1" office:value-type="string">
            <text:p text:style-name="P7"/>
          </table:table-cell>
          <table:table-cell table:style-name="Tabelle3.A1" office:value-type="string">
            <text:p text:style-name="P7"/>
          </table:table-cell>
          <table:table-cell table:style-name="Tabelle3.A1" office:value-type="string">
            <text:p text:style-name="P7"/>
          </table:table-cell>
          <table:table-cell table:style-name="Tabelle3.A1" office:value-type="string">
            <text:p text:style-name="P7"/>
          </table:table-cell>
          <table:table-cell table:style-name="Tabelle3.A1" office:value-type="string">
            <text:p text:style-name="P7"/>
          </table:table-cell>
          <table:table-cell table:style-name="Tabelle3.A1" office:value-type="string">
            <text:p text:style-name="P7"/>
          </table:table-cell>
          <table:table-cell table:style-name="Tabelle3.A1" office:value-type="string">
            <text:p text:style-name="P7"/>
          </table:table-cell>
          <table:table-cell table:style-name="Tabelle3.A1" office:value-type="string">
            <text:p text:style-name="P7"/>
          </table:table-cell>
          <table:table-cell table:style-name="Tabelle3.A1" office:value-type="string">
            <text:p text:style-name="P7">x</text:p>
          </table:table-cell>
          <table:table-cell table:style-name="Tabelle3.A1" office:value-type="string">
            <text:p text:style-name="P7">x</text:p>
          </table:table-cell>
          <table:table-cell table:style-name="Tabelle3.A1" office:value-type="string">
            <text:p text:style-name="P7">x</text:p>
          </table:table-cell>
          <table:table-cell table:style-name="Tabelle3.A1" office:value-type="string">
            <text:p text:style-name="P7">x</text:p>
          </table:table-cell>
          <table:table-cell table:style-name="Tabelle3.A1" office:value-type="string">
            <text:p text:style-name="P7"/>
          </table:table-cell>
          <table:table-cell table:style-name="Tabelle3.A1" office:value-type="string">
            <text:p text:style-name="P7"/>
          </table:table-cell>
          <table:table-cell table:style-name="Tabelle3.A1" office:value-type="string">
            <text:p text:style-name="P7"/>
          </table:table-cell>
          <table:table-cell table:style-name="Tabelle3.Q1" office:value-type="string">
            <text:p text:style-name="P7"/>
          </table:table-cell>
        </table:table-row>
        <table:table-row>
          <table:table-cell table:style-name="Tabelle3.A2" office:value-type="string">
            <text:p text:style-name="P7">0190</text:p>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x</text:p>
          </table:table-cell>
          <table:table-cell table:style-name="Tabelle3.A2" office:value-type="string">
            <text:p text:style-name="P7">x</text:p>
          </table:table-cell>
          <table:table-cell table:style-name="Tabelle3.A2" office:value-type="string">
            <text:p text:style-name="P7"/>
          </table:table-cell>
          <table:table-cell table:style-name="Tabelle3.Q2" office:value-type="string">
            <text:p text:style-name="P7"/>
          </table:table-cell>
        </table:table-row>
        <table:table-row>
          <table:table-cell table:style-name="Tabelle3.A2" office:value-type="string">
            <text:p text:style-name="P7">KK</text:p>
          </table:table-cell>
          <table:table-cell table:style-name="Tabelle3.A2" office:value-type="string">
            <text:p text:style-name="P7">x</text:p>
          </table:table-cell>
          <table:table-cell table:style-name="Tabelle3.A2" office:value-type="string">
            <text:p text:style-name="P7"/>
          </table:table-cell>
          <table:table-cell table:style-name="Tabelle3.A2" office:value-type="string">
            <text:p text:style-name="P7">x</text:p>
          </table:table-cell>
          <table:table-cell table:style-name="Tabelle3.A2" office:value-type="string">
            <text:p text:style-name="P7"/>
          </table:table-cell>
          <table:table-cell table:style-name="Tabelle3.A2" office:value-type="string">
            <text:p text:style-name="P7">x</text:p>
          </table:table-cell>
          <table:table-cell table:style-name="Tabelle3.A2" office:value-type="string">
            <text:p text:style-name="P7"/>
          </table:table-cell>
          <table:table-cell table:style-name="Tabelle3.A2" office:value-type="string">
            <text:p text:style-name="P7">x</text:p>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x</text:p>
          </table:table-cell>
          <table:table-cell table:style-name="Tabelle3.Q2" office:value-type="string">
            <text:p text:style-name="P7"/>
          </table:table-cell>
        </table:table-row>
        <table:table-row>
          <table:table-cell table:style-name="Tabelle3.A2" office:value-type="string">
            <text:p text:style-name="P7">Vorrauszahlung</text:p>
          </table:table-cell>
          <table:table-cell table:style-name="Tabelle3.A2" office:value-type="string">
            <text:p text:style-name="P7"/>
          </table:table-cell>
          <table:table-cell table:style-name="Tabelle3.A2" office:value-type="string">
            <text:p text:style-name="P7">x</text:p>
          </table:table-cell>
          <table:table-cell table:style-name="Tabelle3.A2" office:value-type="string">
            <text:p text:style-name="P7"/>
          </table:table-cell>
          <table:table-cell table:style-name="Tabelle3.A2" office:value-type="string">
            <text:p text:style-name="P7">x</text:p>
          </table:table-cell>
          <table:table-cell table:style-name="Tabelle3.A2" office:value-type="string">
            <text:p text:style-name="P7"/>
          </table:table-cell>
          <table:table-cell table:style-name="Tabelle3.A2" office:value-type="string">
            <text:p text:style-name="P7">x</text:p>
          </table:table-cell>
          <table:table-cell table:style-name="Tabelle3.A2" office:value-type="string">
            <text:p text:style-name="P7"/>
          </table:table-cell>
          <table:table-cell table:style-name="Tabelle3.A2" office:value-type="string">
            <text:p text:style-name="P7">x</text:p>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Q2" office:value-type="string">
            <text:p text:style-name="P7">x</text:p>
          </table:table-cell>
        </table:table-row>
      </table:table>
      <text:p text:style-name="Standard"><draw:line text:anchor-type="paragraph" draw:z-index="24" draw:style-name="gr1" draw:text-style-name="P13" svg:x1="1.598cm" svg:y1="0.076cm" svg:x2="1.526cm" svg:y2="1.277cm"><text:p/></draw:line><draw:line text:anchor-type="paragraph" draw:z-index="25" draw:style-name="gr1" draw:text-style-name="P13" svg:x1="3.209cm" svg:y1="0.171cm" svg:x2="1.741cm" svg:y2="1.277cm"><text:p/></draw:line><draw:line text:anchor-type="paragraph" draw:z-index="26" draw:style-name="gr1" draw:text-style-name="P13" svg:x1="5.373cm" svg:y1="0.099cm" svg:x2="1.863cm" svg:y2="1.277cm"><text:p/></draw:line><draw:line text:anchor-type="paragraph" draw:z-index="27" draw:style-name="gr1" draw:text-style-name="P13" svg:x1="7.275cm" svg:y1="0.076cm" svg:x2="1.863cm" svg:y2="1.277cm"><text:p/></draw:line><draw:line text:anchor-type="paragraph" draw:z-index="28" draw:style-name="gr8" draw:text-style-name="P13" svg:x1="2.32cm" svg:y1="0.171cm" svg:x2="4.147cm" svg:y2="1.277cm"><text:p/></draw:line><draw:line text:anchor-type="paragraph" draw:z-index="29" draw:style-name="gr8" draw:text-style-name="P13" svg:x1="4.147cm" svg:y1="0.099cm" svg:x2="4.147cm" svg:y2="1.277cm"><text:p/></draw:line><draw:line text:anchor-type="paragraph" draw:z-index="30" draw:style-name="gr8" draw:text-style-name="P13" svg:x1="6.167cm" svg:y1="0.076cm" svg:x2="4.147cm" svg:y2="1.277cm"><text:p/></draw:line><draw:line text:anchor-type="paragraph" draw:z-index="31" draw:style-name="gr8" draw:text-style-name="P13" svg:x1="8.188cm" svg:y1="0.099cm" svg:x2="4.147cm" svg:y2="1.277cm"><text:p/></draw:line><draw:line text:anchor-type="paragraph" draw:z-index="32" draw:style-name="gr1" draw:text-style-name="P13" svg:x1="9.463cm" svg:y1="0.219cm" svg:x2="9.463cm" svg:y2="1.35cm"><text:p/></draw:line><draw:line text:anchor-type="paragraph" draw:z-index="33" draw:style-name="gr1" draw:text-style-name="P13" svg:x1="10.521cm" svg:y1="0.219cm" svg:x2="9.463cm" svg:y2="1.35cm"><text:p/></draw:line><draw:line text:anchor-type="paragraph" draw:z-index="34" draw:style-name="gr1" draw:text-style-name="P13" svg:x1="11.458cm" svg:y1="0.196cm" svg:x2="9.463cm" svg:y2="1.35cm"><text:p/></draw:line><draw:line text:anchor-type="paragraph" draw:z-index="35" draw:style-name="gr1" draw:text-style-name="P13" svg:x1="12.516cm" svg:y1="0.171cm" svg:x2="9.463cm" svg:y2="1.349cm"><text:p/></draw:line><draw:line text:anchor-type="paragraph" draw:z-index="36" draw:style-name="gr1" draw:text-style-name="P13" svg:x1="13.48cm" svg:y1="0.122cm" svg:x2="13.335cm" svg:y2="1.373cm"><text:p/></draw:line><draw:line text:anchor-type="paragraph" draw:z-index="37" draw:style-name="gr1" draw:text-style-name="P13" svg:x1="14.563cm" svg:y1="0.099cm" svg:x2="13.335cm" svg:y2="1.373cm"><text:p/></draw:line><draw:line text:anchor-type="paragraph" draw:z-index="38" draw:style-name="gr1" draw:text-style-name="P13" svg:x1="15.452cm" svg:y1="0.171cm" svg:x2="15.452cm" svg:y2="1.205cm"><text:p/></draw:line><draw:line text:anchor-type="paragraph" draw:z-index="39" draw:style-name="gr1" draw:text-style-name="P13" svg:x1="16.533cm" svg:y1="0.176cm" svg:x2="16.533cm" svg:y2="1.21cm"><text:p/></draw:line></text:p>
      <text:p text:style-name="Standard"/>
      <text:p text:style-name="Standard"/>
      <table:table table:name="Tabelle4" table:style-name="Tabelle4">
        <table:table-column table:style-name="Tabelle4.A"/>
        <table:table-column table:style-name="Tabelle4.B"/>
        <table:table-column table:style-name="Tabelle4.C"/>
        <table:table-column table:style-name="Tabelle4.D" table:number-columns-repeated="5"/>
        <table:table-column table:style-name="Tabelle4.I"/>
        <table:table-column table:style-name="Tabelle4.D" table:number-columns-repeated="5"/>
        <table:table-column table:style-name="Tabelle4.O"/>
        <table:table-column table:style-name="Tabelle4.P"/>
        <table:table-column table:style-name="Tabelle4.D"/>
        <table:table-row>
          <table:table-cell table:style-name="Tabelle4.A1" office:value-type="string">
            <text:p text:style-name="P7">Auslandskunde</text:p>
          </table:table-cell>
          <table:table-cell table:style-name="Tabelle4.A1" office:value-type="string">
            <text:p text:style-name="P7">j</text:p>
          </table:table-cell>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j</text:p>
          </table:table-cell>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n</text:p>
          </table:table-cell>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n</text:p>
          </table:table-cell>
          <table:table-cell table:style-name="Tabelle4.A1" office:value-type="string">
            <text:p text:style-name="P7"/>
          </table:table-cell>
          <table:table-cell table:style-name="Tabelle4.A1" office:value-type="string">
            <text:p text:style-name="P7">n</text:p>
          </table:table-cell>
          <table:table-cell table:style-name="Tabelle4.Q1" office:value-type="string">
            <text:p text:style-name="P7">n</text:p>
          </table:table-cell>
        </table:table-row>
        <table:table-row>
          <table:table-cell table:style-name="Tabelle4.A2" office:value-type="string">
            <text:p text:style-name="P7">Stammkunde</text:p>
          </table:table-cell>
          <table:table-cell table:style-name="Tabelle4.A2" office:value-type="string">
            <text:p text:style-name="P7">-</text:p>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text:p>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j</text:p>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n</text:p>
          </table:table-cell>
          <table:table-cell table:style-name="Tabelle4.A2" office:value-type="string">
            <text:p text:style-name="P7"/>
          </table:table-cell>
          <table:table-cell table:style-name="Tabelle4.A2" office:value-type="string">
            <text:p text:style-name="P7">n</text:p>
          </table:table-cell>
          <table:table-cell table:style-name="Tabelle4.Q2" office:value-type="string">
            <text:p text:style-name="P7">n</text:p>
          </table:table-cell>
        </table:table-row>
        <table:table-row>
          <table:table-cell table:style-name="Tabelle4.A2" office:value-type="string">
            <text:p text:style-name="P7">Betrag bis 25 €</text:p>
          </table:table-cell>
          <table:table-cell table:style-name="Tabelle4.A2" office:value-type="string">
            <text:p text:style-name="P7">-</text:p>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text:p>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text:p>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j</text:p>
          </table:table-cell>
          <table:table-cell table:style-name="Tabelle4.A2" office:value-type="string">
            <text:p text:style-name="P7"/>
          </table:table-cell>
          <table:table-cell table:style-name="Tabelle4.A2" office:value-type="string">
            <text:p text:style-name="P7">n</text:p>
          </table:table-cell>
          <table:table-cell table:style-name="Tabelle4.Q2" office:value-type="string">
            <text:p text:style-name="P7">n</text:p>
          </table:table-cell>
        </table:table-row>
        <text:soft-page-break/>
        <table:table-row>
          <table:table-cell table:style-name="Tabelle4.A2" office:value-type="string">
            <text:p text:style-name="P7">Kreditkarte ok</text:p>
          </table:table-cell>
          <table:table-cell table:style-name="Tabelle4.A2" office:value-type="string">
            <text:p text:style-name="P7">j</text:p>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n</text:p>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text:p>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
          </table:table-cell>
          <table:table-cell table:style-name="Tabelle4.A2" office:value-type="string">
            <text:p text:style-name="P7">-</text:p>
          </table:table-cell>
          <table:table-cell table:style-name="Tabelle4.A2" office:value-type="string">
            <text:p text:style-name="P7"/>
          </table:table-cell>
          <table:table-cell table:style-name="Tabelle4.A2" office:value-type="string">
            <text:p text:style-name="P7">j</text:p>
          </table:table-cell>
          <table:table-cell table:style-name="Tabelle4.Q2" office:value-type="string">
            <text:p text:style-name="P7">n</text:p>
          </table:table-cell>
        </table:table-row>
      </table:table>
      <text:p text:style-name="Standard"/>
      <text:p text:style-name="Standard"/>
      <text:p text:style-name="Standard"/>
      <text:p text:style-name="Standard"/>
      <text:h text:style-name="Heading_20_1" text:outline-level="1">Netzplantechnik</text:h>
      <text:p text:style-name="Standard">GP gibt den <text:span text:style-name="T1">Gesamtpuffer</text:span> an.</text:p>
      <text:p text:style-name="Standard">Das ist die Zeitdifferenz zwischen dem Zeitpunkt, zu dem der Vorgang frühestens angefangen kann und dem Zeitpunkt, zu dem der Vorgang spätestens angefangen muss, ohne dass das Projektende durch Verschiebungen in Gefahr gerät.</text:p>
      <text:p text:style-name="Standard"/>
      <text:p text:style-name="P3">Als Berechnungsformel: <text:span text:style-name="T2"><draw:frame draw:style-name="fr1" draw:name="Objekt2" text:anchor-type="as-char" svg:y="-0.377cm" svg:width="3.09cm" svg:height="0.467cm" draw:z-index="42"><draw:object xlink:href="./Object 2" xlink:type="simple" xlink:show="embed" xlink:actuate="onLoad"/><draw:image xlink:href="./ObjectReplacements/Object 2" xlink:type="simple" xlink:show="embed" xlink:actuate="onLoad"/></draw:frame></text:span></text:p>
      <text:p text:style-name="Standard"/>
      <text:p text:style-name="Standard">FP gibt den freien <text:span text:style-name="T1">Puffer</text:span> an.</text:p>
      <text:p text:style-name="Standard">Das ist die Zeitspanne, um die ein Vorgang ausgedehnt werden kann, ohne den nachfolgenden Vorgang verschieben zu müssen.</text:p>
      <text:p text:style-name="Standard"/>
      <text:p text:style-name="P3">Als Berechnungsformel (wobei x der Vorgang und x+1 der Nachfolger ist):</text:p>
      <text:p text:style-name="Standard"><draw:frame draw:style-name="fr1" draw:name="Objekt1" text:anchor-type="as-char" svg:y="-0.377cm" svg:width="4.401cm" svg:height="0.554cm" draw:z-index="41"><draw:object xlink:href="./Object 1" xlink:type="simple" xlink:show="embed" xlink:actuate="onLoad"/><draw:image xlink:href="./ObjectReplacements/Object 1" xlink:type="simple" xlink:show="embed" xlink:actuate="onLoad"/></draw:frame></text:p>
      <text:p text:style-name="Standard"/>
      <text:p text:style-name="P12"><text:span text:style-name="T3">1. Handlungsschritt</text:span></text:p>
      <text:p text:style-name="P12"><text:span text:style-name="T3"/></text:p>
      <text:p text:style-name="P12"><text:span text:style-name="T3">a) 3 Punkte, 3x1 Punkt</text:span></text:p>
      <text:p text:style-name="P12"><text:span text:style-name="T3">- Einmaligkeit</text:span></text:p>
      <text:p text:style-name="P12"><text:span text:style-name="T3">- Komplexe Aufgabe, d.h. verschiedenartige untereinander verbundene und voreinander abhängige Teilaufgaben</text:span></text:p>
      <text:p text:style-name="P12"><text:span text:style-name="T3">- Zeitliche und finanzielle Begrenzung</text:span></text:p>
      <text:p text:style-name="P12"><text:span text:style-name="T3">- Interdisziplinäres Arbeiten (im Team)</text:span></text:p>
      <text:p text:style-name="P12"><text:span text:style-name="T3">- Aufgabenerstellung mit Risiko</text:span></text:p>
      <text:p text:style-name="P12"><text:span text:style-name="T3">- Besondere, auf das Vorhaben abgestimmte Organisation</text:span></text:p>
      <text:p text:style-name="P12"><text:span text:style-name="T3">- u.a.</text:span></text:p>
      <text:p text:style-name="P12"><text:span text:style-name="T3"/></text:p>
      <text:p text:style-name="P12"><text:span text:style-name="T3">b) 4 Punkte, 2x2 Punkte</text:span></text:p>
      <text:p text:style-name="P12"><text:span text:style-name="T3"/></text:p>
      <text:p text:style-name="P9"><text:span text:style-name="T3">Vorteil</text:span></text:p>
      <text:p text:style-name="P12"><text:span text:style-name="T3">- Projektleiter hat alleinige Weisungsbefugnis</text:span></text:p>
      <text:p text:style-name="P12"><text:span text:style-name="T3">- Mitarbeiter können in ihrer gesamten Arbeitszeit im Projekt mitarbeiten</text:span></text:p>
      <text:p text:style-name="P12"><text:span text:style-name="T3">- Hohe Identifikation der Mitarbeiter im Projekt</text:span></text:p>
      <text:p text:style-name="P12"><text:span text:style-name="T3"/></text:p>
      <text:p text:style-name="P9"><text:span text:style-name="T3">Nachteil</text:span></text:p>
      <text:p text:style-name="P12"><text:span text:style-name="T3">- Starke Veränderung</text:span></text:p>
      <text:p text:style-name="P12"><text:span text:style-name="T3">- Überstunden, da Mitarbeiter in den Abteilungen fehlen, aus denen sie abgezogen wurden</text:span></text:p>
      <text:p text:style-name="P12"><text:span text:style-name="T3"/></text:p>
      <text:p text:style-name="P12"><text:span text:style-name="T3">ca) 5 Punkte</text:span></text:p>
      <text:p text:style-name="P12"><text:span text:style-name="T3">17</text:span></text:p>
      <text:p text:style-name="P12"><text:span text:style-name="T3">cb) 4 Punkte</text:span></text:p>
      <text:p text:style-name="P12"><text:span text:style-name="T3">Kritischer Pfad: 1-9-10-11-12-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rad Mallok</meta:initial-creator>
    <meta:creation-date>2012-09-20T08:59:25</meta:creation-date>
    <dc:date>2013-06-20T09:38:51</dc:date>
    <meta:editing-duration>PT22H57M29S</meta:editing-duration>
    <meta:editing-cycles>17</meta:editing-cycles>
    <meta:generator>LibreOffice/4.0.3.3$Linux_x86 LibreOffice_project/400m0$Build-3</meta:generator>
    <meta:document-statistic meta:table-count="4" meta:image-count="0" meta:object-count="2" meta:page-count="3" meta:paragraph-count="178" meta:word-count="528" meta:character-count="3181" meta:non-whitespace-character-count="2836"/>
  </office:meta>
</office:document-meta>
</file>

<file path=Object 1/content.xml><?xml version="1.0" encoding="utf-8"?>
<math xmlns="http://www.w3.org/1998/Math/MathML">
  <semantics>
    <mrow>
      <mrow>
        <msub>
          <mi mathvariant="italic">FP</mi>
          <mrow>
            <mo stretchy="false">(</mo>
            <mrow>
              <mi>x</mi>
            </mrow>
            <mo stretchy="false">)</mo>
          </mrow>
        </msub>
        <mo stretchy="false">=</mo>
        <mrow>
          <msub>
            <mi mathvariant="italic">FAZ</mi>
            <mrow>
              <mo stretchy="false">(</mo>
              <mrow>
                <mrow>
                  <mi>x</mi>
                  <mo stretchy="false">+</mo>
                  <mn>1</mn>
                </mrow>
              </mrow>
              <mo stretchy="false">)</mo>
            </mrow>
          </msub>
          <mo stretchy="false">−</mo>
          <msub>
            <mi mathvariant="italic">FEZ</mi>
            <mrow>
              <mo stretchy="false">(</mo>
              <mrow>
                <mi>x</mi>
              </mrow>
              <mo stretchy="false">)</mo>
            </mrow>
          </msub>
        </mrow>
      </mrow>
    </mrow>
    <annotation encoding="StarMath 5.0">FP_(x) = FAZ_(x+1) - FEZ_(x)</annotation>
  </semantics>
</math>
</file>

<file path=Object 2/content.xml><?xml version="1.0" encoding="utf-8"?>
<math xmlns="http://www.w3.org/1998/Math/MathML">
  <semantics>
    <mrow>
      <mrow>
        <mi mathvariant="italic">GP</mi>
        <mo stretchy="false">=</mo>
        <mrow>
          <mi mathvariant="italic">SAZ</mi>
          <mo stretchy="false">−</mo>
          <mi mathvariant="italic">FAZ</mi>
        </mrow>
      </mrow>
    </mrow>
    <annotation encoding="StarMath 5.0">GP = SAZ - FAZ</annotation>
  </semantics>
</math>
</file>